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013cm" fo:min-width="1.478cm"/>
      <style:paragraph-properties style:writing-mode="lr-tb"/>
    </style:style>
    <style:style style:name="gr2" style:family="graphic" style:parent-style-name="objectwithoutfill">
      <style:graphic-properties draw:marker-end="Arrowheads_20_3" draw:marker-end-width="0.229cm" draw:fill="none"/>
    </style:style>
    <style:style style:name="gr3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166cm" fo:min-width="2.164cm" fo:padding-top="0.137cm" fo:padding-bottom="0.137cm" fo:padding-left="0.262cm" fo:padding-right="0.262cm"/>
      <style:paragraph-properties style:writing-mode="lr-tb"/>
    </style:style>
    <style:style style:name="gr4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637cm" fo:min-width="0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5.048cm" fo:min-width="1.478cm"/>
      <style:paragraph-properties style:writing-mode="lr-tb"/>
    </style:style>
    <style:style style:name="gr6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479cm" fo:min-width="2.164cm" fo:padding-top="0.137cm" fo:padding-bottom="0.137cm" fo:padding-left="0.262cm" fo:padding-right="0.262cm"/>
      <style:paragraph-properties style:writing-mode="lr-tb"/>
    </style:style>
    <style:style style:name="gr7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26cm" fo:min-width="1.827cm" fo:padding-top="0.137cm" fo:padding-bottom="0.137cm" fo:padding-left="0.262cm" fo:padding-right="0.262cm"/>
      <style:paragraph-properties style:writing-mode="lr-tb"/>
    </style:style>
    <style:style style:name="gr8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26cm" fo:min-width="1.814cm" fo:padding-top="0.137cm" fo:padding-bottom="0.137cm" fo:padding-left="0.262cm" fo:padding-right="0.262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eeeeee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style:font-name="Liberation Sans2" fo:font-size="8pt" style:font-name-asian="Liberation Sans2" style:font-size-asian="8pt" style:font-name-complex="Liberation Sans2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19cm" svg:height="5.475cm" svg:x="5.547cm" svg:y="2.445cm">
          <text:p text:style-name="P1"><text:span text:style-name="T1">c12a</text:span></text:p>
          <text:p text:style-name="P1"><text:span text:style-name="T1">execu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4.763cm" svg:y1="3.531cm" svg:x2="5.454cm" svg:y2="3.531cm">
          <text:p/>
        </draw:line>
        <draw:custom-shape draw:style-name="gr3" draw:text-style-name="P3" draw:layer="layout" svg:width="2.688cm" svg:height="0.44cm" svg:x="2.061cm" svg:y="3.34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009cm" svg:height="0.887cm" svg:x="1.814cm" svg:y="3.099cm">
          <draw:text-box>
            <text:p text:style-name="P4"><text:span text:style-name="T2">zkevm.zkin.proof</text:span></text:p>
          </draw:text-box>
        </draw:frame>
        <draw:custom-shape draw:style-name="gr5" draw:text-style-name="P1" draw:layer="layout" svg:width="2.19cm" svg:height="5.51cm" svg:x="11.448cm" svg:y="2.41cm">
          <text:p text:style-name="P1"><text:span text:style-name="T1">stark</text:span></text:p>
          <text:p text:style-name="P1"><text:span text:style-name="T1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4.763cm" svg:y1="4.432cm" svg:x2="5.454cm" svg:y2="4.432cm">
          <text:p/>
        </draw:line>
        <draw:custom-shape draw:style-name="gr6" draw:text-style-name="P3" draw:layer="layout" svg:width="2.688cm" svg:height="0.753cm" svg:x="2.061cm" svg:y="4.04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009cm" svg:height="0.887cm" svg:x="1.814cm" svg:y="3.987cm">
          <draw:text-box>
            <text:p text:style-name="P4"><text:span text:style-name="T2">zkevm.verifier</text:span></text:p>
            <text:p text:style-name="P4"><text:span text:style-name="T2">.witnesscal</text:span></text:p>
          </draw:text-box>
        </draw:frame>
        <draw:line draw:style-name="gr2" draw:text-style-name="P2" draw:layer="layout" svg:x1="4.763cm" svg:y1="5.232cm" svg:x2="5.454cm" svg:y2="5.232cm">
          <text:p/>
        </draw:line>
        <draw:custom-shape draw:style-name="gr3" draw:text-style-name="P3" draw:layer="layout" svg:width="2.688cm" svg:height="0.44cm" svg:x="2.061cm" svg:y="5.04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009cm" svg:height="0.887cm" svg:x="1.814cm" svg:y="4.8cm">
          <draw:text-box>
            <text:p text:style-name="P4"><text:span text:style-name="T2">c12a.exec</text:span></text:p>
          </draw:text-box>
        </draw:frame>
        <draw:line draw:style-name="gr2" draw:text-style-name="P2" draw:layer="layout" svg:x1="4.763cm" svg:y1="5.932cm" svg:x2="5.454cm" svg:y2="5.932cm">
          <text:p/>
        </draw:line>
        <draw:custom-shape draw:style-name="gr3" draw:text-style-name="P3" draw:layer="layout" svg:width="2.688cm" svg:height="0.44cm" svg:x="2.061cm" svg:y="5.74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009cm" svg:height="0.887cm" svg:x="1.814cm" svg:y="5.5cm">
          <draw:text-box>
            <text:p text:style-name="P4"><text:span text:style-name="T2">c12a.pil</text:span></text:p>
          </draw:text-box>
        </draw:frame>
        <draw:frame draw:style-name="gr4" draw:text-style-name="P5" draw:layer="layout" svg:width="3.145cm" svg:height="0.887cm" svg:x="7.935cm" svg:y="4.706cm">
          <draw:text-box>
            <text:p text:style-name="P4"><text:span text:style-name="T2">c12a.constTree</text:span></text:p>
          </draw:text-box>
        </draw:frame>
        <draw:line draw:style-name="gr2" draw:text-style-name="P2" draw:layer="layout" svg:x1="10.687cm" svg:y1="5.193cm" svg:x2="11.378cm" svg:y2="5.193cm">
          <text:p/>
        </draw:line>
        <draw:frame draw:style-name="gr4" draw:text-style-name="P5" draw:layer="layout" svg:width="2.139cm" svg:height="0.887cm" svg:x="8.429cm" svg:y="3.888cm">
          <draw:text-box>
            <text:p text:style-name="P4"><text:span text:style-name="T2">c12a.const</text:span></text:p>
          </draw:text-box>
        </draw:frame>
        <draw:line draw:style-name="gr2" draw:text-style-name="P2" draw:layer="layout" svg:x1="10.688cm" svg:y1="4.386cm" svg:x2="11.379cm" svg:y2="4.386cm">
          <text:p/>
        </draw:line>
        <draw:custom-shape draw:style-name="gr7" draw:text-style-name="P3" draw:layer="layout" svg:width="2.351cm" svg:height="0.534cm" svg:x="8.317cm" svg:y="3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3.444cm" svg:height="0.887cm" svg:x="7.753cm" svg:y="3.06cm">
          <draw:text-box>
            <text:p text:style-name="P4"><text:span text:style-name="T2">c12a.commit</text:span></text:p>
          </draw:text-box>
        </draw:frame>
        <draw:line draw:style-name="gr2" draw:text-style-name="P2" draw:layer="layout" svg:x1="10.688cm" svg:y1="3.435cm" svg:x2="11.379cm" svg:y2="3.435cm">
          <text:p/>
        </draw:line>
        <draw:frame draw:style-name="gr4" draw:text-style-name="P5" draw:layer="layout" svg:width="2.192cm" svg:height="0.887cm" svg:x="8.404cm" svg:y="5.385cm">
          <draw:text-box>
            <text:p text:style-name="P4"><text:span text:style-name="T2">c12a.pil</text:span></text:p>
          </draw:text-box>
        </draw:frame>
        <draw:line draw:style-name="gr2" draw:text-style-name="P2" draw:layer="layout" svg:x1="10.687cm" svg:y1="5.844cm" svg:x2="11.378cm" svg:y2="5.844cm">
          <text:p/>
        </draw:line>
        <draw:frame draw:style-name="gr4" draw:text-style-name="P5" draw:layer="layout" svg:width="2.54cm" svg:height="0.887cm" svg:x="8.27cm" svg:y="6.151cm">
          <draw:text-box>
            <text:p text:style-name="P4"><text:span text:style-name="T2">c12a.starkinfo</text:span></text:p>
          </draw:text-box>
        </draw:frame>
        <draw:line draw:style-name="gr2" draw:text-style-name="P2" draw:layer="layout" svg:x1="10.688cm" svg:y1="6.594cm" svg:x2="11.379cm" svg:y2="6.594cm">
          <text:p/>
        </draw:line>
        <draw:custom-shape draw:style-name="gr8" draw:text-style-name="P3" draw:layer="layout" svg:width="2.338cm" svg:height="0.534cm" svg:x="8.33cm" svg:y="4.0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.338cm" svg:height="0.534cm" svg:x="8.33cm" svg:y="4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.338cm" svg:height="0.534cm" svg:x="8.33cm" svg:y="5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.338cm" svg:height="0.534cm" svg:x="8.33cm" svg:y="6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7.734cm" svg:y1="3.518cm" svg:x2="8.248cm" svg:y2="3.527cm">
          <text:p/>
        </draw:line>
        <draw:line draw:style-name="gr2" draw:text-style-name="P2" draw:layer="layout" svg:x1="13.64cm" svg:y1="4.117cm" svg:x2="14.154cm" svg:y2="4.126cm">
          <text:p/>
        </draw:line>
        <draw:frame draw:style-name="gr4" draw:text-style-name="P5" draw:layer="layout" svg:width="2.192cm" svg:height="0.887cm" svg:x="14.31cm" svg:y="3.648cm">
          <draw:text-box>
            <text:p text:style-name="P4"><text:span text:style-name="T2">c12a.proof</text:span></text:p>
          </draw:text-box>
        </draw:frame>
        <draw:frame draw:style-name="gr4" draw:text-style-name="P5" draw:layer="layout" svg:width="2.192cm" svg:height="0.887cm" svg:x="14.41cm" svg:y="4.571cm">
          <draw:text-box>
            <text:p text:style-name="P4"><text:span text:style-name="T2">c12a.public</text:span></text:p>
          </draw:text-box>
        </draw:frame>
        <draw:frame draw:style-name="gr4" draw:text-style-name="P5" draw:layer="layout" svg:width="2.969cm" svg:height="0.887cm" svg:x="13.949cm" svg:y="5.425cm">
          <draw:text-box>
            <text:p text:style-name="P4"><text:span text:style-name="T2">c12a.zkin.proof</text:span></text:p>
          </draw:text-box>
        </draw:frame>
        <draw:custom-shape draw:style-name="gr8" draw:text-style-name="P3" draw:layer="layout" svg:width="2.338cm" svg:height="0.534cm" svg:x="14.256cm" svg:y="3.8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3.64cm" svg:y1="5.018cm" svg:x2="14.154cm" svg:y2="5.027cm">
          <text:p/>
        </draw:line>
        <draw:custom-shape draw:style-name="gr8" draw:text-style-name="P3" draw:layer="layout" svg:width="2.338cm" svg:height="0.534cm" svg:x="14.256cm" svg:y="4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3.64cm" svg:y1="5.918cm" svg:x2="14.154cm" svg:y2="5.927cm">
          <text:p/>
        </draw:line>
        <draw:custom-shape draw:style-name="gr8" draw:text-style-name="P3" draw:layer="layout" svg:width="2.338cm" svg:height="0.534cm" svg:x="14.256cm" svg:y="5.64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3T08:54:41.267566637</meta:creation-date>
    <dc:title>Personal</dc:title>
    <meta:editing-duration>PT2H1M44S</meta:editing-duration>
    <meta:editing-cycles>25</meta:editing-cycles>
    <meta:generator>LibreOffice/7.3.7.2$Linux_X86_64 LibreOffice_project/30$Build-2</meta:generator>
    <dc:date>2023-01-10T16:08:42.158228614</dc:date>
    <meta:document-statistic meta:object-count="62"/>
  </office:meta>
</office:document-meta>
</file>